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5f7" officeooo:paragraph-rsid="0009c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oken:</text:p>
      <text:p text:style-name="P1">ghp_kC46U35eIDS1aNJoebRcEiDmzRb2Bu1rrxz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6:05:41.153730309</meta:creation-date>
    <dc:date>2021-11-01T18:30:08.698119819</dc:date>
    <meta:editing-duration>PT4M7S</meta:editing-duration>
    <meta:editing-cycles>1</meta:editing-cycles>
    <meta:document-statistic meta:table-count="0" meta:image-count="0" meta:object-count="0" meta:page-count="1" meta:paragraph-count="2" meta:word-count="3" meta:character-count="50" meta:non-whitespace-character-count="49"/>
    <meta:generator>LibreOffice/7.1.6.2$Linux_X86_64 LibreOffice_project/10$Build-2</meta:generator>
  </office:meta>
</office:document-meta>
</file>